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P1" style:family="paragraph" style:parent-style-name="Heading_20_1" style:list-style-name="">
      <style:text-properties officeooo:rsid="0022d386" officeooo:paragraph-rsid="0025d500"/>
    </style:style>
    <style:style style:name="P2" style:family="paragraph" style:parent-style-name="Text_20_body" style:list-style-name="">
      <style:text-properties officeooo:rsid="0022d386" officeooo:paragraph-rsid="0025d500"/>
    </style:style>
    <style:style style:name="T1" style:family="text">
      <style:text-properties fo:font-weight="normal" officeooo:rsid="0025d500" style:font-weight-asian="normal" style:font-weight-complex="normal"/>
    </style:style>
    <style:style style:name="T2" style:family="text">
      <style:text-properties style:text-position="super 58%" fo:font-weight="normal" officeooo:rsid="0025d500" style:font-weight-asian="normal" style:font-weight-complex="normal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Strong_20_Emphasis"><text:span text:style-name="T1">Les différentes traductions de « On »</text:span></text:span></text:h>
      <text:h text:style-name="Heading_20_2" text:outline-level="2"><text:span text:style-name="Strong_20_Emphasis"><text:span text:style-name="T1">Avec la 3</text:span></text:span><text:span text:style-name="Strong_20_Emphasis"><text:span text:style-name="T2">e</text:span></text:span><text:span text:style-name="Strong_20_Emphasis"><text:span text:style-name="T1"> personne du pluriel</text:span></text:span></text:h>
      <text:h text:style-name="Heading_20_2" text:outline-level="2"><text:span text:style-name="Strong_20_Emphasis"><text:span text:style-name="T1">Avec Se + 3</text:span></text:span><text:span text:style-name="Strong_20_Emphasis"><text:span text:style-name="T2">e</text:span></text:span><text:span text:style-name="Strong_20_Emphasis"><text:span text:style-name="T1"> personne</text:span></text:span></text:h>
      <text:p text:style-name="P2"><text:span text:style-name="Strong_20_Emphasis"><text:span text:style-name="T1">Si le COD/COI est au singulier, on utilise la 3</text:span></text:span><text:span text:style-name="Strong_20_Emphasis"><text:span text:style-name="T2">e</text:span></text:span><text:span text:style-name="Strong_20_Emphasis"><text:span text:style-name="T1"> personne du singulier. S’il est au pluriel, on utilise la 3</text:span></text:span><text:span text:style-name="Strong_20_Emphasis"><text:span text:style-name="T2">e</text:span></text:span><text:span text:style-name="Strong_20_Emphasis"><text:span text:style-name="T1"> personne du pluriel</text:span></text:span></text:p>
      <text:h text:style-name="Heading_20_2" text:outline-level="2"><text:span text:style-name="Strong_20_Emphasis"><text:span text:style-name="T1">Avec la 2</text:span></text:span><text:span text:style-name="Strong_20_Emphasis"><text:span text:style-name="T2">e</text:span></text:span><text:span text:style-name="Strong_20_Emphasis"><text:span text:style-name="T1"> personne su singulier</text:span></text:span></text:h>
      <text:p text:style-name="P2"><text:span text:style-name="Strong_20_Emphasis"><text:span text:style-name="T1">Seulement lorsque le locuteur généralise un cas particulier ou une expérience personnelle.</text:span></text:span></text:p>
      <text:h text:style-name="Heading_20_2" text:outline-level="2"><text:span text:style-name="Strong_20_Emphasis"><text:span text:style-name="T1">Avec la 1</text:span></text:span><text:span text:style-name="Strong_20_Emphasis"><text:span text:style-name="T2">er</text:span></text:span><text:span text:style-name="Strong_20_Emphasis"><text:span text:style-name="T1"> personne du pluriel</text:span></text:span></text:h>
      <text:p text:style-name="P2"><text:span text:style-name="Strong_20_Emphasis"><text:span text:style-name="T1">Seulement lorsque le "on" équivaut à nous.</text:span></text:span></text:p>
      <text:h text:style-name="Heading_20_2" text:outline-level="2"><text:span text:style-name="Strong_20_Emphasis"><text:span text:style-name="T1">Avec Uno/Una + 3</text:span></text:span><text:span text:style-name="Strong_20_Emphasis"><text:span text:style-name="T2">e</text:span></text:span><text:span text:style-name="Strong_20_Emphasis"><text:span text:style-name="T1"> personne du singulier</text:span></text:span></text:h>
      <text:p text:style-name="P2"><text:span text:style-name="Strong_20_Emphasis"><text:span text:style-name="T1">On l’utilise seulement pour dire "je" d'une façon déguisée ou atténuée ou devant un verbe pronominal à la 3e personn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officeooo:rsid="000d8e9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3465a4" fo:font-weight="normal" style:font-size-asian="13pt" style:font-style-asian="normal" style:font-weight-asian="normal" style:font-size-complex="13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4T13:54:12.739227552</meta:creation-date>
    <meta:editing-duration>PT56M51S</meta:editing-duration>
    <meta:editing-cycles>19</meta:editing-cycles>
    <meta:generator>LibreOffice/7.3.5.2$Linux_X86_64 LibreOffice_project/30$Build-2</meta:generator>
    <dc:title>TST</dc:title>
    <dc:date>2022-08-15T14:22:00.814426014</dc:date>
    <meta:document-statistic meta:table-count="0" meta:image-count="0" meta:object-count="0" meta:page-count="1" meta:paragraph-count="10" meta:word-count="100" meta:character-count="568" meta:non-whitespace-character-count="478"/>
    <meta:template xlink:type="simple" xlink:actuate="onRequest" xlink:title="TST" xlink:href="../../../../../.config/libreoffice/4/user/template/TST.ott" meta:date="2022-08-14T13:54:08.499345587"/>
  </office:meta>
</office:document-meta>
</file>